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5E00000162A0FEB50D.png" manifest:media-type=""/>
  <manifest:file-entry manifest:full-path="Pictures/100000000000048F000004B0A653EB18.png" manifest:media-type=""/>
  <manifest:file-entry manifest:full-path="Pictures/1000000000000101000000C4EA9E79A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padding-top="-1.041cm"/>
    </style:style>
    <style:style style:name="gr2" style:family="graphic" style:parent-style-name="standard">
      <style:graphic-properties draw:stroke="none" draw:fill="none" draw:textarea-horizontal-align="center" draw:textarea-vertical-align="top" draw:fit-to-size="false" fo:padding-top="-0.787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999999" draw:textarea-horizontal-align="justify" draw:textarea-vertical-align="top" draw:auto-grow-height="false" fo:padding-top="-0.762cm"/>
    </style:style>
    <style:style style:name="gr5" style:family="graphic" style:parent-style-name="standard">
      <style:graphic-properties draw:stroke="none" draw:fill="solid" draw:fill-color="#9999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true" fo:min-height="0.39cm" fo:min-width="1.153cm" fo:wrap-option="no-wrap"/>
    </style:style>
    <style:style style:name="gr7" style:family="graphic" style:parent-style-name="standard">
      <style:graphic-properties draw:textarea-horizontal-align="justify" draw:textarea-vertical-align="middle" draw:auto-grow-height="true" fo:min-height="0.39cm" fo:min-width="1.22cm" fo:wrap-option="no-wrap"/>
    </style:style>
    <style:style style:name="gr8" style:family="graphic" style:parent-style-name="standard">
      <style:graphic-properties draw:textarea-horizontal-align="justify" draw:textarea-vertical-align="middle" draw:auto-grow-height="true" fo:min-height="0.39cm" fo:min-width="1.077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13.97cm" svg:x="7.604cm" svg:y="3.413cm">
          <text:p text:style-name="P1">Embedded 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4.134cm" svg:height="3.153cm" svg:x="2.397cm" svg:y="6.08cm">
          <draw:image xlink:href="Pictures/1000000000000101000000C4EA9E79A3.png" xlink:type="simple" xlink:show="embed" xlink:actuate="onLoad">
            <text:p text:style-name="P1">Mobile client</text:p>
          </draw:image>
        </draw:frame>
        <draw:frame draw:style-name="gr3" draw:text-style-name="P1" draw:layer="layout" svg:width="3.429cm" svg:height="3.525cm" svg:x="22.209cm" svg:y="9.159cm">
          <draw:image xlink:href="Pictures/100000000000048F000004B0A653EB18.png" xlink:type="simple" xlink:show="embed" xlink:actuate="onLoad">
            <text:p/>
          </draw:image>
        </draw:frame>
        <draw:custom-shape draw:style-name="gr4" draw:text-style-name="P1" draw:layer="layout" svg:width="10.16cm" svg:height="9.398cm" svg:x="9.89cm" svg:y="6.461cm">
          <text:p text:style-name="P1">Proxy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5" draw:text-style-name="P1" draw:layer="layout" svg:width="3.014cm" svg:height="3.048cm" svg:x="2.304cm" svg:y="13.446cm">
          <draw:image xlink:href="Pictures/100000000000015E00000162A0FEB50D.png" xlink:type="simple" xlink:show="embed" xlink:actuate="onLoad">
            <text:p/>
          </draw:image>
        </draw:frame>
        <draw:g>
          <draw:custom-shape draw:style-name="gr6" draw:text-style-name="P2" draw:layer="layout" svg:width="1.653cm" svg:height="0.64cm" svg:x="10.486cm" svg:y="7.982cm">
            <text:p text:style-name="P2">Reader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653cm" svg:height="0.64cm" svg:x="10.496cm" svg:y="8.742cm">
            <text:p text:style-name="P2">Writ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1.653cm" svg:height="0.64cm" svg:x="10.525cm" svg:y="9.887cm">
            <text:p text:style-name="P2">Reader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653cm" svg:height="0.64cm" svg:x="10.535cm" svg:y="10.647cm">
            <text:p text:style-name="P2">Writ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1.653cm" svg:height="0.64cm" svg:x="10.487cm" svg:y="7.982cm">
            <text:p text:style-name="P2">Reader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653cm" svg:height="0.64cm" svg:x="10.497cm" svg:y="8.742cm">
            <text:p text:style-name="P2">Writ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1.653cm" svg:height="0.64cm" svg:x="10.525cm" svg:y="12.811cm">
            <text:p text:style-name="P2">Reader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653cm" svg:height="0.64cm" svg:x="10.535cm" svg:y="13.571cm">
            <text:p text:style-name="P2">Writ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.72cm" svg:height="0.64cm" svg:x="17.695cm" svg:y="10.144cm">
            <text:p text:style-name="P2">Read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577cm" svg:height="0.64cm" svg:x="17.776cm" svg:y="10.904cm">
            <text:p text:style-name="P2">Writ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.72cm" svg:height="0.64cm" svg:x="2.455cm" svg:y="10.525cm">
            <text:p text:style-name="P2">Read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1.577cm" svg:height="0.64cm" svg:x="2.536cm" svg:y="11.285cm">
            <text:p text:style-name="P2">Writer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7T01:48:37.90</meta:creation-date>
    <dc:date>2013-07-17T02:13:03.63</dc:date>
    <meta:editing-duration>PT8M53S</meta:editing-duration>
    <meta:editing-cycles>1</meta:editing-cycles>
    <meta:document-statistic meta:object-count="23"/>
    <meta:generator>LibreOffice/4.0.1.2$Windows_x86 LibreOffice_project/84102822e3d61eb989ddd325abf1ac077904985</meta:generator>
  </office:meta>
</office:document-meta>
</file>